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18d54e" officeooo:paragraph-rsid="0018d54e"/>
    </style:style>
    <style:style style:name="P2" style:family="paragraph" style:parent-style-name="Title">
      <style:text-properties fo:language="es" fo:country="ES" officeooo:rsid="0018d54e" officeooo:paragraph-rsid="0018d54e"/>
    </style:style>
    <style:style style:name="P3" style:family="paragraph" style:parent-style-name="Text_20_body">
      <style:text-properties fo:language="es" fo:country="ES" officeooo:rsid="00199b76" officeooo:paragraph-rsid="00199b76"/>
    </style:style>
    <style:style style:name="P4" style:family="paragraph" style:parent-style-name="Heading_20_1">
      <style:text-properties fo:language="es" fo:country="ES" officeooo:rsid="0018d54e" officeooo:paragraph-rsid="0018d54e"/>
    </style:style>
    <style:style style:name="P5" style:family="paragraph" style:parent-style-name="Heading_20_2">
      <style:text-properties fo:language="es" fo:country="ES" officeooo:rsid="0018d54e" officeooo:paragraph-rsid="0018d54e"/>
    </style:style>
    <style:style style:name="P6" style:family="paragraph" style:parent-style-name="Heading_20_2">
      <style:text-properties fo:language="es" fo:country="ES" officeooo:rsid="00199b76" officeooo:paragraph-rsid="00199b76"/>
    </style:style>
    <style:style style:name="P7" style:family="paragraph" style:parent-style-name="Heading_20_3">
      <style:text-properties fo:language="es" fo:country="ES" officeooo:rsid="00199b76" officeooo:paragraph-rsid="00199b76"/>
    </style:style>
    <style:style style:name="P8" style:family="paragraph" style:parent-style-name="Heading_20_3">
      <style:text-properties fo:language="es" fo:country="ES" officeooo:rsid="0019e814" officeooo:paragraph-rsid="0019e814"/>
    </style:style>
    <style:style style:name="P9" style:family="paragraph" style:parent-style-name="Text_20_body">
      <style:text-properties fo:language="es" fo:country="ES" officeooo:rsid="00199b76" officeooo:paragraph-rsid="00199b76"/>
    </style:style>
    <style:style style:name="P10" style:family="paragraph" style:parent-style-name="Text_20_body">
      <style:text-properties fo:language="es" fo:country="ES" officeooo:rsid="0019e814" officeooo:paragraph-rsid="0019e814"/>
    </style:style>
    <style:style style:name="P11" style:family="paragraph" style:parent-style-name="Text_20_body">
      <style:text-properties fo:language="es" fo:country="ES" officeooo:paragraph-rsid="00199b76"/>
    </style:style>
    <style:style style:name="P12" style:family="paragraph" style:parent-style-name="Text_20_body">
      <style:text-properties fo:language="es" fo:country="ES" officeooo:rsid="001b2d67" officeooo:paragraph-rsid="001b2d67"/>
    </style:style>
    <style:style style:name="P13" style:family="paragraph" style:parent-style-name="Text_20_body">
      <style:text-properties fo:language="es" fo:country="ES" officeooo:rsid="001b4223" officeooo:paragraph-rsid="001b4223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223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c47c1" style:font-weight-asian="normal" style:font-weight-complex="normal"/>
    </style:style>
    <style:style style:name="T8" style:family="text">
      <style:text-properties officeooo:rsid="001b422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4223" style:font-weight-asian="normal" style:font-weight-complex="normal"/>
    </style:style>
    <style:style style:name="T11" style:family="text">
      <style:text-properties fo:font-weight="normal" officeooo:rsid="001c47c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questador de procesos en JavaScript</text:p>
      <text:p text:style-name="P1">El producto se compone de tres partes, servidor de orquestación, frontal web y servidor de datos.</text:p>
      <text:p text:style-name="P1">A continuación detallaremos los diferentes componentes</text:p>
      <text:h text:style-name="P4" text:outline-level="1">Servidor de Orquestaci<text:span text:style-name="T1">ó</text:span>n</text:h>
      <text:p text:style-name="P1">Este servidor esta construido en JavaScript, se divide en dos partes, por un lado tenemos un servidor <text:span text:style-name="T2">express</text:span> donde están desarrolladas las API’s para la gestión de los datos de los diferentes procesos, la otra parte es un servidor <text:span text:style-name="T2">socket</text:span> para realizar la orquestación de los diferentes procesos.</text:p>
      <text:h text:style-name="P5" text:outline-level="2">Servidor express</text:h>
      <text:p text:style-name="P12">El servidor express <text:span text:style-name="T5">contiene</text:span> las los endpoints necesarios para el manejo de los modelos usados por el Orquestador</text:p>
      <text:h text:style-name="P6" text:outline-level="2">Servidor Socket io</text:h>
      <text:p text:style-name="P3">El servidor socket maneja los siguientes eventos:</text:p>
      <text:h text:style-name="P7" text:outline-level="3">connection</text:h>
      <text:p text:style-name="P10">Evento inicial para el control de nuevos clientes. <text:span text:style-name="T8">Estos clientes están conformados por </text:span><text:span text:style-name="T3">Procesos</text:span><text:span text:style-name="T10"> y </text:span><text:span text:style-name="T3">Subprocesos</text:span><text:span text:style-name="T10">.</text:span></text:p>
      <text:p text:style-name="P13"><text:span text:style-name="T9">Los </text:span><text:span text:style-name="T2">procesos</text:span><text:span text:style-name="T9"> son los que manejan a los subprocesos, controlan el estado de los mismos y les indican si debe levantarse o pararse.</text:span></text:p>
      <text:p text:style-name="P13"><text:span text:style-name="T9">Los </text:span><text:span text:style-name="T2">subprocesos</text:span><text:span text:style-name="T9"> son los bots encargados de realizar las gestiones de los procesos.</text:span><text:span text:style-name="T6"> </text:span><text:span text:style-name="T7">Estos bots deben ser configurados en el fichero ecosystem.config.js junto con el proceso principal.</text:span></text:p>
      <text:h text:style-name="P7" text:outline-level="3">checkStatus</text:h>
      <text:p text:style-name="P3">Lanza una petición al proceso cliente para que le proporcione al servidor el estado de los diferentes subprocesos y el uso de CPU y RAM.</text:p>
      <text:h text:style-name="P8" text:outline-level="3">infoStatus</text:h>
      <text:p text:style-name="P10">Recoge la información enviada por el proceso en respuesta al evento checkStatus</text:p>
      <text:h text:style-name="P7" text:outline-level="3">killJob</text:h>
      <text:p text:style-name="P3">Lanza una petición al proceso cliente para que detenga <text:span text:style-name="T4">uno</text:span> o varios subprocesos de forma forzada. Sin esperar a que termine de gestionar el proceso que se este realizando. Dejando los datos en un punto inconsistente.</text:p>
      <text:h text:style-name="P7" text:outline-level="3"><text:soft-page-break/>stopJob</text:h>
      <text:p text:style-name="P3">Lanza una petición a un subproceso para informarle que cuando finalice la gestión en curso debe detenerse. Asegurando la integridad del dato gestionado.</text:p>
      <text:h text:style-name="P7" text:outline-level="3">startJob</text:h>
      <text:p text:style-name="P3">Lanza una petición al proceso cliente para indicar que debe iniciar un subproceso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6:22:38.486827711</meta:creation-date>
    <dc:date>2023-05-12T17:11:54.790784905</dc:date>
    <meta:editing-duration>PT22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289" meta:character-count="1844" meta:non-whitespace-character-count="1578"/>
  </office:meta>
</office:document-meta>
</file>